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grotesque" svg:font-family="geogrotesque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transparent">
        <style:background-image/>
      </style:table-properties>
    </style:style>
    <style:style style:name="Tabela1.A" style:family="table-column">
      <style:table-column-properties style:column-width="0.219cm"/>
    </style:style>
    <style:style style:name="Tabela1.B" style:family="table-column">
      <style:table-column-properties style:column-width="0.504cm"/>
    </style:style>
    <style:style style:name="Tabela1.C" style:family="table-column">
      <style:table-column-properties style:column-width="16.277cm"/>
    </style:style>
    <style:style style:name="Tabela1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1.C1" style:family="table-cell">
      <style:table-cell-properties style:vertical-align="middle" fo:padding="0cm" fo:border="none"/>
    </style:style>
    <style:style style:name="Tabela1.C2" style:family="table-cell">
      <style:table-cell-properties style:vertical-align="middle" fo:padding="0cm" fo:border="none"/>
    </style:style>
    <style:style style:name="Tabela1.C3" style:family="table-cell">
      <style:table-cell-properties style:vertical-align="middle" fo:padding="0cm" fo:border="none"/>
    </style:style>
    <style:style style:name="Tabela1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1.C4" style:family="table-cell">
      <style:table-cell-properties style:vertical-align="middle" fo:padding="0cm" fo:border="none"/>
    </style:style>
    <style:style style:name="Tabela2" style:family="table">
      <style:table-properties style:width="17cm" table:align="left" fo:background-color="transparent">
        <style:background-image/>
      </style:table-properties>
    </style:style>
    <style:style style:name="Tabela2.A" style:family="table-column">
      <style:table-column-properties style:column-width="0.219cm"/>
    </style:style>
    <style:style style:name="Tabela2.B" style:family="table-column">
      <style:table-column-properties style:column-width="0.504cm"/>
    </style:style>
    <style:style style:name="Tabela2.C" style:family="table-column">
      <style:table-column-properties style:column-width="16.277cm"/>
    </style:style>
    <style:style style:name="Tabela2.A1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2.B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2.C1" style:family="table-cell">
      <style:table-cell-properties style:vertical-align="middle" fo:padding="0cm" fo:border="none"/>
    </style:style>
    <style:style style:name="Tabela2.C2" style:family="table-cell">
      <style:table-cell-properties style:vertical-align="middle" fo:padding="0cm" fo:border="none"/>
    </style:style>
    <style:style style:name="Tabela2.C3" style:family="table-cell">
      <style:table-cell-properties style:vertical-align="middle" fo:padding="0cm" fo:border="none"/>
    </style:style>
    <style:style style:name="Tabela2.C4" style:family="table-cell">
      <style:table-cell-properties style:vertical-align="middle" fo:padding="0cm" fo:border="none"/>
    </style:style>
    <style:style style:name="Tabela3" style:family="table">
      <style:table-properties style:width="17cm" table:align="left" fo:background-color="transparent">
        <style:background-image/>
      </style:table-properties>
    </style:style>
    <style:style style:name="Tabela3.A" style:family="table-column">
      <style:table-column-properties style:column-width="0.219cm"/>
    </style:style>
    <style:style style:name="Tabela3.B" style:family="table-column">
      <style:table-column-properties style:column-width="0.504cm"/>
    </style:style>
    <style:style style:name="Tabela3.C" style:family="table-column">
      <style:table-column-properties style:column-width="16.277cm"/>
    </style:style>
    <style:style style:name="Tabela3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3.C1" style:family="table-cell">
      <style:table-cell-properties style:vertical-align="middle" fo:padding="0cm" fo:border="none"/>
    </style:style>
    <style:style style:name="Tabela3.C2" style:family="table-cell">
      <style:table-cell-properties style:vertical-align="middle" fo:padding="0cm" fo:border="none"/>
    </style:style>
    <style:style style:name="Tabela3.C3" style:family="table-cell">
      <style:table-cell-properties style:vertical-align="middle" fo:padding="0cm" fo:border="none"/>
    </style:style>
    <style:style style:name="Tabela3.A4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3.C4" style:family="table-cell">
      <style:table-cell-properties style:vertical-align="middle" fo:padding="0cm" fo:border="none"/>
    </style:style>
    <style:style style:name="Tabela3.C5" style:family="table-cell">
      <style:table-cell-properties style:vertical-align="middle" fo:padding="0cm" fo:border="none"/>
    </style:style>
    <style:style style:name="Tabela4" style:family="table">
      <style:table-properties style:width="3.623cm" table:align="left" fo:background-color="transparent">
        <style:background-image/>
      </style:table-properties>
    </style:style>
    <style:style style:name="Tabela4.A" style:family="table-column">
      <style:table-column-properties style:column-width="0.219cm"/>
    </style:style>
    <style:style style:name="Tabela4.B" style:family="table-column">
      <style:table-column-properties style:column-width="0.504cm"/>
    </style:style>
    <style:style style:name="Tabela4.C" style:family="table-column">
      <style:table-column-properties style:column-width="2.9cm"/>
    </style:style>
    <style:style style:name="Tabela4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4.C1" style:family="table-cell">
      <style:table-cell-properties style:vertical-align="middle" fo:padding="0cm" fo:border="none"/>
    </style:style>
    <style:style style:name="Tabela4.C2" style:family="table-cell">
      <style:table-cell-properties style:vertical-align="middle" fo:padding="0cm" fo:border="none"/>
    </style:style>
    <style:style style:name="Tabela4.A3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4.C3" style:family="table-cell">
      <style:table-cell-properties style:vertical-align="middle" fo:padding="0cm" fo:border="none"/>
    </style:style>
    <style:style style:name="Tabela4.C4" style:family="table-cell">
      <style:table-cell-properties style:vertical-align="middle" fo:padding="0cm" fo:border="none"/>
    </style:style>
    <style:style style:name="Tabela5" style:family="table">
      <style:table-properties style:width="17cm" table:align="left" fo:background-color="transparent">
        <style:background-image/>
      </style:table-properties>
    </style:style>
    <style:style style:name="Tabela5.A" style:family="table-column">
      <style:table-column-properties style:column-width="0.219cm"/>
    </style:style>
    <style:style style:name="Tabela5.B" style:family="table-column">
      <style:table-column-properties style:column-width="0.504cm"/>
    </style:style>
    <style:style style:name="Tabela5.C" style:family="table-column">
      <style:table-column-properties style:column-width="16.277cm"/>
    </style:style>
    <style:style style:name="Tabela5.A1" style:family="table-cell">
      <style:table-cell-properties style:vertical-align="middle" fo:background-color="#f6f6f6" fo:padding="0cm" fo:border="none">
        <style:background-image/>
      </style:table-cell-properties>
    </style:style>
    <style:style style:name="Tabela5.C1" style:family="table-cell">
      <style:table-cell-properties style:vertical-align="middle" fo:padding="0cm" fo:border="none"/>
    </style:style>
    <style:style style:name="Tabela5.C2" style:family="table-cell">
      <style:table-cell-properties style:vertical-align="middle" fo:padding="0cm" fo:border="none"/>
    </style:style>
    <style:style style:name="Tabela5.A3" style:family="table-cell">
      <style:table-cell-properties style:vertical-align="middle" fo:background-color="#4270a1" fo:padding="0cm" fo:border="none">
        <style:background-image/>
      </style:table-cell-properties>
    </style:style>
    <style:style style:name="Tabela5.C3" style:family="table-cell">
      <style:table-cell-properties style:vertical-align="middle" fo:padding="0cm" fo:border="none"/>
    </style:style>
    <style:style style:name="Tabela5.C4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text-align="start" style:justify-single-word="false" fo:orphans="2" fo:widows="2"/>
    </style:style>
    <style:style style:name="P2" style:family="paragraph" style:parent-style-name="Text_20_body">
      <style:paragraph-properties fo:text-align="start" style:justify-single-word="false" fo:orphans="2" fo:widows="2"/>
      <style:text-properties fo:font-variant="normal" fo:text-transform="none" fo:color="#666666" style:font-name="geogrotesque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185cm" loext:contextual-spacing="false" fo:text-align="start" style:justify-single-word="false" fo:orphans="2" fo:widows="2" fo:text-indent="0cm" style:auto-text-indent="false"/>
      <style:text-properties fo:font-variant="normal" fo:text-transform="none" fo:color="#666666" style:font-name="Arial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7" style:family="paragraph" style:parent-style-name="Text_20_body">
      <style:paragraph-properties fo:margin-left="0cm" fo:margin-right="0.132cm" fo:margin-top="0cm" fo:margin-bottom="0.185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ffffff" style:font-name="geogrotesque" fo:font-size="9pt" fo:letter-spacing="normal" fo:font-style="normal" fo:font-weight="normal" fo:background-color="#999999" loext:padding="0cm" loext:border="none"/>
    </style:style>
    <style:style style:name="P8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4270a1" style:font-name="geogrotesque" fo:font-size="13.5pt" fo:letter-spacing="normal" fo:font-style="normal" fo:font-weight="normal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fo:text-transform="uppercase"/>
    </style:style>
    <style:style style:name="P11" style:family="paragraph" style:parent-style-name="Table_20_Contents">
      <style:paragraph-properties fo:margin-top="0cm" fo:margin-bottom="0.499cm" loext:contextual-spacing="false"/>
    </style:style>
    <style:style style:name="P12" style:family="paragraph" style:parent-style-name="Table_20_Contents">
      <style:paragraph-properties fo:margin-left="0cm" fo:margin-right="0cm" fo:margin-top="0cm" fo:margin-bottom="0.185cm" loext:contextual-spacing="false" fo:text-indent="0cm" style:auto-text-indent="false"/>
    </style:style>
    <style:style style:name="P13" style:family="paragraph" style:parent-style-name="Table_20_Contents">
      <style:paragraph-properties fo:margin-top="0.265cm" fo:margin-bottom="0.529cm" loext:contextual-spacing="false"/>
    </style:style>
    <style:style style:name="P14" style:family="paragraph" style:parent-style-name="Table_20_Contents">
      <style:paragraph-properties fo:margin-top="0.265cm" fo:margin-bottom="0.529cm" loext:contextual-spacing="false"/>
      <style:text-properties fo:background-color="#f5f5f5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1" style:family="text">
      <style:text-properties fo:font-weight="bold"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  <style:style style:name="T2" style:family="text">
      <style:text-properties fo:font-variant="normal" fo:text-transform="none" fo:color="#666666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666666" style:font-name="Arial" fo:font-size="12pt" fo:letter-spacing="normal" fo:font-style="normal" fo:font-weight="bold"/>
    </style:style>
    <style:style style:name="T4" style:family="text">
      <style:text-properties fo:font-variant="normal" fo:text-transform="none" fo:color="#666666" fo:letter-spacing="normal"/>
    </style:style>
    <style:style style:name="T5" style:family="text">
      <style:text-properties fo:font-variant="normal" fo:text-transform="none" fo:color="#666666" style:font-name="geogrotesque" fo:font-size="12pt" fo:letter-spacing="normal" fo:font-style="normal" fo:font-weight="normal"/>
    </style:style>
    <style:style style:name="T6" style:family="text">
      <style:text-properties fo:background-color="#f5f5f5" loext:char-shading-value="0" loext:padding-left="0cm" loext:padding-right="0.238cm" loext:padding-top="0.238cm" loext:padding-bottom="0.238cm" loext:border-left="none" loext:border-right="0.74pt solid #e3e3e3" loext:border-top="0.74pt solid #e3e3e3" loext:border-bottom="0.74pt solid #e3e3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Questão 1/5 - Comunicação Empresarial</text:p>
      <text:p text:style-name="P4"><text:span text:style-name="T4">“</text:span><text:span text:style-name="T2">Pronomes são palavras que substituem os substantivos ou os determinam, relacionando-os às pessoas dos discursos”. </text:span><text:span text:style-name="Emphasis"><text:span text:style-name="T2">Fonte</text:span></text:span><text:span text:style-name="T2">: VALLE, Maria Lúcia Elias. </text:span><text:span text:style-name="Strong_20_Emphasis"><text:span text:style-name="T3">Não erre mais:</text:span></text:span><text:span text:style-name="T2"> língua portuguesa nas empresas. Curitiba: Intersaberes, 2013, CAPÍTULO 6, p. 264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4"><text:span text:style-name="T2">I – </text:span><text:span text:style-name="Emphasis"><text:span text:style-name="T2">Eu</text:span></text:span><text:span text:style-name="T2"> e </text:span><text:span text:style-name="Emphasis"><text:span text:style-name="T2">nós</text:span></text:span><text:span text:style-name="T2"> são pronomes em primeira pessoa. O pronome </text:span><text:span text:style-name="Emphasis"><text:span text:style-name="T2">Eu</text:span></text:span><text:span text:style-name="T2">, está primeira pessoa do singular. O pronome </text:span><text:span text:style-name="Emphasis"><text:span text:style-name="T2">Nós,</text:span></text:span><text:span text:style-name="T2"> na primeira pessoa do plural.</text:span></text:p>
      <text:p text:style-name="P4"><text:span text:style-name="T2">II – Há três possibilidades para colocarmos o pronome oblíquo na frase: antes do verbo (</text:span><text:span text:style-name="Emphasis"><text:span text:style-name="T2">Eu lhe </text:span></text:span><text:span text:style-name="Emphasis"><text:span text:style-name="Strong_20_Emphasis"><text:span text:style-name="T3">enviei</text:span></text:span></text:span><text:span text:style-name="Emphasis"><text:span text:style-name="T2"> uma carta</text:span></text:span><text:span text:style-name="T2">), no meio do verbo (</text:span><text:span text:style-name="Emphasis"><text:span text:style-name="T2">Enviar-</text:span></text:span><text:span text:style-name="Emphasis"><text:span text:style-name="Strong_20_Emphasis"><text:span text:style-name="T3">lhe</text:span></text:span></text:span><text:span text:style-name="Emphasis"><text:span text:style-name="T2">-ei uma carta</text:span></text:span><text:span text:style-name="T2">) após o verbo (envio-</text:span><text:span text:style-name="Strong_20_Emphasis"><text:span text:style-name="T3">lhe</text:span></text:span><text:span text:style-name="T2"> uma carta)</text:span></text:p>
      <text:p text:style-name="P4"><text:span text:style-name="T2">III – </text:span><text:span text:style-name="Emphasis"><text:span text:style-name="T2">Tu</text:span></text:span><text:span text:style-name="T2"> e </text:span><text:span text:style-name="Emphasis"><text:span text:style-name="T2">vós</text:span></text:span><text:span text:style-name="T2"> são os pronomes que estão na segunda pessoa. O pronome </text:span><text:span text:style-name="Emphasis"><text:span text:style-name="T2">Tu, </text:span></text:span><text:span text:style-name="T2">está na segunda pessoa do singular. O pronome </text:span><text:span text:style-name="Emphasis"><text:span text:style-name="T2">Vós, </text:span></text:span><text:span text:style-name="T2">está na segunda pessoa do plural.</text:span></text:p>
      <text:p text:style-name="P4"><text:span text:style-name="T2">IV – Os pronomes de tratamento, como por exemplo, </text:span><text:span text:style-name="Emphasis"><text:span text:style-name="T2">Vossa Senhoria</text:span></text:span><text:span text:style-name="T2">, pertencem a 1ª e a 2ª pessoa.</text:span></text:p>
      <text:p text:style-name="P7">Nota: 20.0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A</text:p>
          </table:table-cell>
          <table:table-cell table:style-name="Tabela1.C1" office:value-type="string">
            <text:p text:style-name="Table_20_Contents">Apenas as assertivas I e II estão corretas</text:p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B</text:p>
          </table:table-cell>
          <table:table-cell table:style-name="Tabela1.C2" office:value-type="string">
            <text:p text:style-name="Table_20_Contents">Apenas as assertivas I e III estão corretas</text:p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C</text:p>
          </table:table-cell>
          <table:table-cell table:style-name="Tabela1.C3" office:value-type="string">
            <text:p text:style-name="Table_20_Contents">Apenas as assertivas II, III e IV estão corretas</text:p>
          </table:table-cell>
        </table:table-row>
        <table:table-row>
          <table:table-cell table:style-name="Tabela1.A4" office:value-type="string">
            <text:p text:style-name="P9"/>
          </table:table-cell>
          <table:table-cell table:style-name="Tabela1.A1" office:value-type="string">
            <text:p text:style-name="P10">D</text:p>
          </table:table-cell>
          <table:table-cell table:style-name="Tabela1.C4" office:value-type="string">
            <text:p text:style-name="P11">Apenas as assertivas I, II e III  estão corretas</text:p>
            <text:p text:style-name="P12"><text:span text:style-name="Strong_20_Emphasis"><text:span text:style-name="T1">Você acertou!</text:span></text:span></text:p>
            <text:p text:style-name="P13"><text:span text:style-name="Emphasis"><text:span text:style-name="T6">Eu</text:span></text:span><text:span text:style-name="T6"> e </text:span><text:span text:style-name="Emphasis"><text:span text:style-name="T6">nós</text:span></text:span><text:span text:style-name="T6"> são pronomes em primeira pessoa. O pronome </text:span><text:span text:style-name="Emphasis"><text:span text:style-name="T6">Eu</text:span></text:span><text:span text:style-name="T6">, está primeira pessoa do singular. O pronome </text:span><text:span text:style-name="Emphasis"><text:span text:style-name="T6">Nós,</text:span></text:span><text:span text:style-name="T6"> na primeira pessoa do plural; há três possibilidades para colocarmos o pronome oblíquo na frase: antes do verbo (</text:span><text:span text:style-name="Emphasis"><text:span text:style-name="T6">Eu lhe </text:span></text:span><text:span text:style-name="Emphasis"><text:span text:style-name="Strong_20_Emphasis"><text:span text:style-name="T6">enviei</text:span></text:span></text:span><text:span text:style-name="Emphasis"><text:span text:style-name="T6"> uma carta</text:span></text:span><text:span text:style-name="T6">), no meio do verbo (</text:span><text:span text:style-name="Emphasis"><text:span text:style-name="T6">Enviar-</text:span></text:span><text:span text:style-name="Emphasis"><text:span text:style-name="Strong_20_Emphasis"><text:span text:style-name="T6">lhe</text:span></text:span></text:span><text:span text:style-name="Emphasis"><text:span text:style-name="T6">-ei uma carta</text:span></text:span><text:span text:style-name="T6">) após o verbo (envio-</text:span><text:span text:style-name="Strong_20_Emphasis"><text:span text:style-name="T1">lhe</text:span></text:span><text:span text:style-name="T6"> uma carta); </text:span><text:span text:style-name="Emphasis"><text:span text:style-name="T6">tu</text:span></text:span><text:span text:style-name="T6"> e </text:span><text:span text:style-name="Emphasis"><text:span text:style-name="T6">vós</text:span></text:span><text:span text:style-name="T6"> são os pronomes que estão na segunda pessoa. O pronome </text:span><text:span text:style-name="Emphasis"><text:span text:style-name="T6">Tu, </text:span></text:span><text:span text:style-name="T6">está na segunda pessoa do singular. O pronome </text:span><text:span text:style-name="Emphasis"><text:span text:style-name="T6">Vós, </text:span></text:span><text:span text:style-name="T6">está na segunda pessoa do plural. </text:span><text:span text:style-name="Emphasis"><text:span text:style-name="T6">Fonte</text:span></text:span><text:span text:style-name="T6">: VALLE, Maria Lúcia Elias. </text:span><text:span text:style-name="Strong_20_Emphasis"><text:span text:style-name="T1">Não erre mais:</text:span></text:span><text:span text:style-name="T6"> língua portuguesa nas empresas. Curitiba: Intersaberes, 2013, CAPÍTULO 6, pp. 267, 271, 275.</text:span></text:p>
          </table:table-cell>
        </table:table-row>
      </table:table>
      <text:p text:style-name="Horizontal_20_Line"/>
      <text:p text:style-name="P3">Questão 2/5 - Comunicação Empresarial</text:p>
      <text:p text:style-name="P4"><text:soft-page-break/><text:span text:style-name="T4">“</text:span><text:span text:style-name="T2">A morfologia é a parte da gramática que estuda a estrutura, a formação e a classe gramatical das palavras”. </text:span><text:span text:style-name="Emphasis"><text:span text:style-name="T2">Fonte</text:span></text:span><text:span text:style-name="T2">: VALLE, Maria Lúcia Elias. </text:span><text:span text:style-name="Strong_20_Emphasis"><text:span text:style-name="T3">Não erre mais:</text:span></text:span><text:span text:style-name="T2"> língua portuguesa nas empresas. Curitiba: Intersaberes, 2013, CAPÍTULO 6, p. 248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5">I – Substantivo é a classe de palavras que utilizamos para dar nome às coisas, aos seres em geral. O conceito de seres deve incluir pessoas, lugares, instituições, grupos, indivíduos e entes da natureza espiritual ou mitológica.</text:p>
      <text:p text:style-name="P5">II – Os substantivos são palavras variáveis em relação a gênero (masculino ou feminino) e número (singular e plural), e aceitam a anteposição de artigos e pronomes.</text:p>
      <text:p text:style-name="P5">III – Os substantivos não são variáveis em relação a genêro. Eles são neutros.</text:p>
      <text:p text:style-name="P5">IV – Como os substantivos são neutros, ou seja, não são variáveis em relação a gênero, eles não aceitam a anteposição de adjetivos e pronomes.</text:p>
      <text:p text:style-name="P7">Nota: 20.0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/>
          </table:table-cell>
          <table:table-cell table:style-name="Tabela2.B1" office:value-type="string">
            <text:p text:style-name="P10">A</text:p>
          </table:table-cell>
          <table:table-cell table:style-name="Tabela2.C1" office:value-type="string">
            <text:p text:style-name="P11">Apenas as assertivas I e II estão corretas</text:p>
            <text:p text:style-name="P12"><text:span text:style-name="Strong_20_Emphasis"><text:span text:style-name="T1">Você acertou!</text:span></text:span></text:p>
            <text:p text:style-name="P13"><text:span text:style-name="T6">Substantivo é a classe de palavras que utilizamos para dar nome às coisas, aos seres em geral. O conceito de seres deve incluir pessoas, lugares, instituições, grupos, indivíduos e entes da natureza espiritual ou mitológica. Os substantivos são palavras variáveis em relação a gênero (masculino ou feminino) e número (singular e plural), e aceitam a anteposição de artigos e pronomes.</text:span><text:span text:style-name="Emphasis"><text:span text:style-name="T6"> Fonte</text:span></text:span><text:span text:style-name="T6">: VALLE, Maria Lúcia Elias. </text:span><text:span text:style-name="Strong_20_Emphasis"><text:span text:style-name="T1">Não erre mais:</text:span></text:span><text:span text:style-name="T6"> língua portuguesa nas empresas. Curitiba: Intersaberes, 2013, CAPÍTULO 6, p.249</text:span></text:p>
          </table:table-cell>
        </table:table-row>
        <table:table-row>
          <table:table-cell table:style-name="Tabela2.B1" office:value-type="string">
            <text:p text:style-name="P9"/>
          </table:table-cell>
          <table:table-cell table:style-name="Tabela2.B1" office:value-type="string">
            <text:p text:style-name="P10">B</text:p>
          </table:table-cell>
          <table:table-cell table:style-name="Tabela2.C2" office:value-type="string">
            <text:p text:style-name="Table_20_Contents">Apenas as assertivas I e III estão corretas</text:p>
          </table:table-cell>
        </table:table-row>
        <table:table-row>
          <table:table-cell table:style-name="Tabela2.B1" office:value-type="string">
            <text:p text:style-name="P9"/>
          </table:table-cell>
          <table:table-cell table:style-name="Tabela2.B1" office:value-type="string">
            <text:p text:style-name="P10">C</text:p>
          </table:table-cell>
          <table:table-cell table:style-name="Tabela2.C3" office:value-type="string">
            <text:p text:style-name="Table_20_Contents">Apenas as assertivas II, III e IV estão corretas</text:p>
          </table:table-cell>
        </table:table-row>
        <table:table-row>
          <table:table-cell table:style-name="Tabela2.B1" office:value-type="string">
            <text:p text:style-name="P9"/>
          </table:table-cell>
          <table:table-cell table:style-name="Tabela2.B1" office:value-type="string">
            <text:p text:style-name="P10">D</text:p>
          </table:table-cell>
          <table:table-cell table:style-name="Tabela2.C4" office:value-type="string">
            <text:p text:style-name="Table_20_Contents">Apenas as assertivas III e IV estão corretas</text:p>
          </table:table-cell>
        </table:table-row>
      </table:table>
      <text:p text:style-name="Horizontal_20_Line"/>
      <text:p text:style-name="P6">Questão 3/5 - Comunicação Empresarial</text:p>
      <text:p text:style-name="P1"><text:span text:style-name="Strong_20_Emphasis"><text:span text:style-name="T3">Assinale a alternativa que contém as palavras que completam corretamente as lacunas a seguir.</text:span></text:span><text:span text:style-name="T5"> <text:line-break/><text:line-break/>Não ______ meios de saber que já ______ vinte anos que não se ____ mais galochas.</text:span></text:p>
      <text:p text:style-name="P7">Nota: 0.0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A</text:p>
          </table:table-cell>
          <table:table-cell table:style-name="Tabela3.C1" office:value-type="string">
            <text:p text:style-name="Table_20_Contents">haviam, faz e usam</text:p>
          </table:table-cell>
        </table:table-row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B</text:p>
          </table:table-cell>
          <table:table-cell table:style-name="Tabela3.C2" office:value-type="string">
            <text:p text:style-name="Table_20_Contents">havia, fazem e usa</text:p>
          </table:table-cell>
        </table:table-row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C</text:p>
          </table:table-cell>
          <table:table-cell table:style-name="Tabela3.C3" office:value-type="string">
            <text:p text:style-name="Table_20_Contents">haviam, fazem e usam</text:p>
          </table:table-cell>
        </table:table-row>
        <text:soft-page-break/>
        <table:table-row>
          <table:table-cell table:style-name="Tabela3.A4" office:value-type="string">
            <text:p text:style-name="P9"/>
          </table:table-cell>
          <table:table-cell table:style-name="Tabela3.A1" office:value-type="string">
            <text:p text:style-name="P10">D</text:p>
          </table:table-cell>
          <table:table-cell table:style-name="Tabela3.C4" office:value-type="string">
            <text:p text:style-name="Table_20_Contents">havia, faz e usam</text:p>
            <text:p text:style-name="P14">havia, faz e usam. (Livro: Não Erre Mais – Língua Portuguesa nas Empresas, 1ª Edição, 2013, pág.321).</text:p>
          </table:table-cell>
        </table:table-row>
        <table:table-row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10">E</text:p>
          </table:table-cell>
          <table:table-cell table:style-name="Tabela3.C5" office:value-type="string">
            <text:p text:style-name="P12">havia, fazem e usam</text:p>
          </table:table-cell>
        </table:table-row>
      </table:table>
      <text:p text:style-name="Horizontal_20_Line"/>
      <text:p text:style-name="P6">Questão 4/5 - Comunicação Empresarial</text:p>
      <text:p text:style-name="P2">(Aula 4 / Livro Não Erre Mais) É a “carta” dos órgãos públicos. Apesar da linguagem mais formal, deve seguir as mesmas orientações para a correspondência comercial.<text:line-break/><text:line-break/>Esta definição refere-se à:</text:p>
      <text:p text:style-name="P7">Nota: 20.0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A</text:p>
          </table:table-cell>
          <table:table-cell table:style-name="Tabela4.C1" office:value-type="string">
            <text:p text:style-name="Table_20_Contents">Redação oficial</text:p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B</text:p>
          </table:table-cell>
          <table:table-cell table:style-name="Tabela4.C2" office:value-type="string">
            <text:p text:style-name="Table_20_Contents">Portaria</text:p>
          </table:table-cell>
        </table:table-row>
        <table:table-row>
          <table:table-cell table:style-name="Tabela4.A3" office:value-type="string">
            <text:p text:style-name="P9"/>
          </table:table-cell>
          <table:table-cell table:style-name="Tabela4.A1" office:value-type="string">
            <text:p text:style-name="P10">C</text:p>
          </table:table-cell>
          <table:table-cell table:style-name="Tabela4.C3" office:value-type="string">
            <text:p text:style-name="P11">Ofício</text:p>
            <text:p text:style-name="P12"><text:span text:style-name="Strong_20_Emphasis"><text:span text:style-name="T1">Você acertou!</text:span></text:span></text:p>
          </table:table-cell>
        </table:table-row>
        <table:table-row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10">D</text:p>
          </table:table-cell>
          <table:table-cell table:style-name="Tabela4.C4" office:value-type="string">
            <text:p text:style-name="Table_20_Contents">Requerimento</text:p>
          </table:table-cell>
        </table:table-row>
      </table:table>
      <text:p text:style-name="Horizontal_20_Line"/>
      <text:p text:style-name="P3">Questão 5/5 - Comunicação Empresarial</text:p>
      <text:p text:style-name="P4"><text:span text:style-name="T4">“</text:span><text:span text:style-name="T2">A leitura atenta do poema que abre o capítulo confirma a importância das pausas breves e longas, marcadas, respectivamente, pelas vírgulas e pelos pontos finais. O leitor vai sendo conduzido na construção do ritmo, ao mesmo tempo que as emoções afloram em respostas à progressão das ideias: da fragilidade ao aniquilamento do indivíduo.” </text:span><text:span text:style-name="Emphasis"><text:span text:style-name="T2">Fonte</text:span></text:span><text:span text:style-name="T2">: VALLE, Maria Lúcia Elias. </text:span><text:span text:style-name="Strong_20_Emphasis"><text:span text:style-name="T3">Não erre mais:</text:span></text:span><text:span text:style-name="T2"> língua portuguesa nas empresas. Curitiba: Intersaberes, 2013, CAPÍTULO 5, p. 213.</text:span></text:p>
      <text:p text:style-name="P4"><text:span text:style-name="T2">Tendo como base a contextualização acima, e os conteúdos da disciplina, examine as assertivas abaixo</text:span><text:span text:style-name="Strong_20_Emphasis"><text:span text:style-name="T3">, e assinale a alternativa que faz a análise correta:</text:span></text:span></text:p>
      <text:p text:style-name="P4"><text:span text:style-name="T2">I – As reticências devem ser usadas para indicar o início da fala de um personagem. </text:span><text:span text:style-name="Strong_20_Emphasis"><text:span text:style-name="T3">Exemplo:</text:span></text:span><text:span text:style-name="T2"> ...”</text:span><text:span text:style-name="Emphasis"><text:span text:style-name="T2">Não diga asseguro, Senhor Bernardes, em português é garanto.” </text:span></text:span><text:span text:style-name="T2">(Barreto, 1969, p. 23)</text:span></text:p>
      <text:p text:style-name="P4"><text:span text:style-name="T2">II – Os dois pontos podem ser usados para iniciar uma enumeração. </text:span><text:span text:style-name="Strong_20_Emphasis"><text:span text:style-name="T3">Exemplo:</text:span></text:span><text:span text:style-name="T2"> </text:span><text:span text:style-name="Emphasis"><text:span text:style-name="T2">Tudo foi verificado: os freios, os faróis, os pneus, o motor. </text:span></text:span></text:p>
      <text:p text:style-name="P4"><text:span text:style-name="T2">III – O travessão é muito utilizado pela linguagem literária para indicar o início da fala de um personagem. </text:span><text:span text:style-name="Strong_20_Emphasis"><text:span text:style-name="T3">Exemplo:</text:span></text:span><text:span text:style-name="T2"> - </text:span><text:span text:style-name="Emphasis"><text:span text:style-name="T2">Eu asseguro, dizia o agente do Correio, que....</text:span></text:span></text:p>
      <text:p text:style-name="P4"><text:span text:style-name="T2">IV – As reticências devem ser usadas para indicar a suspensão ou interrupção do pensamento ou ainda, nos diálogos, corte da frase de um personagem pelo interlocutor. </text:span><text:soft-page-break/><text:span text:style-name="Strong_20_Emphasis"><text:span text:style-name="T3">Exemplo 1:</text:span></text:span><text:span text:style-name="Emphasis"><text:span text:style-name="T2"> - Um calor...Uma sede!...-Mas não bebeu.” </text:span></text:span><text:span text:style-name="Strong_20_Emphasis"><text:span text:style-name="T3">Exemplo 2:</text:span></text:span><text:span text:style-name="T2"> - </text:span><text:span text:style-name="Emphasis"><text:span text:style-name="T2">Aqui é a sala de estar e a sala de jantar, e ali é.....Kezia!</text:span></text:span></text:p>
      <text:p text:style-name="P7">Nota: 20.0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A</text:p>
          </table:table-cell>
          <table:table-cell table:style-name="Tabela5.C1" office:value-type="string">
            <text:p text:style-name="Table_20_Contents">Apenas as assertivas I e II estão corretas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B</text:p>
          </table:table-cell>
          <table:table-cell table:style-name="Tabela5.C2" office:value-type="string">
            <text:p text:style-name="Table_20_Contents">Apenas as assertivas I e III estão corretas</text:p>
          </table:table-cell>
        </table:table-row>
        <table:table-row>
          <table:table-cell table:style-name="Tabela5.A3" office:value-type="string">
            <text:p text:style-name="P9"/>
          </table:table-cell>
          <table:table-cell table:style-name="Tabela5.A1" office:value-type="string">
            <text:p text:style-name="P10">C</text:p>
          </table:table-cell>
          <table:table-cell table:style-name="Tabela5.C3" office:value-type="string">
            <text:p text:style-name="P11">Apenas as assertivas II, III e IV estão corretas</text:p>
            <text:p text:style-name="P12"><text:span text:style-name="Strong_20_Emphasis"><text:span text:style-name="T1">Você acertou!</text:span></text:span></text:p>
            <text:p text:style-name="P13"><text:span text:style-name="T6">Os dois pontos são usados para iniciar uma enumeração. </text:span><text:span text:style-name="Strong_20_Emphasis"><text:span text:style-name="T1">Exemplo:</text:span></text:span><text:span text:style-name="T6"> </text:span><text:span text:style-name="Emphasis"><text:span text:style-name="T6">Tudo foi verificado: os freios, os faróis, os pneus, o motor; </text:span></text:span><text:span text:style-name="T6">as reticências devem ser usadas para indicar a suspensão ou interrupção do pensamento ou ainda, nos diálogos, corte da frase de um personagem pelo interlocutor. </text:span><text:span text:style-name="Strong_20_Emphasis"><text:span text:style-name="T1">Exemplo 1:</text:span></text:span><text:span text:style-name="Emphasis"><text:span text:style-name="T6"> - Um calor...Uma sede!...-Mas não bebeu.” </text:span></text:span><text:span text:style-name="Strong_20_Emphasis"><text:span text:style-name="T1">Exemplo 2:</text:span></text:span><text:span text:style-name="T6"> - </text:span><text:span text:style-name="Emphasis"><text:span text:style-name="T6">Aqui é a sala de estar e a sala de jantar, e ali é.....Kezia!</text:span></text:span><text:span text:style-name="T6">; o travessão é muito utilizado pela linguagem literária para indicar o início da fala de um personagem. </text:span><text:span text:style-name="Strong_20_Emphasis"><text:span text:style-name="T1">Exemplo:</text:span></text:span><text:span text:style-name="T6"> - </text:span><text:span text:style-name="Emphasis"><text:span text:style-name="T6">Eu asseguro, dizia o agente do Correi, que.... Fonte</text:span></text:span><text:span text:style-name="T6">: VALLE, Maria Lúcia Elias. </text:span><text:span text:style-name="Strong_20_Emphasis"><text:span text:style-name="T1">Não erre mais:</text:span></text:span><text:span text:style-name="T6"> língua portuguesa nas empresas. Curitiba: Intersaberes, 2013, CAPÍTULO 5, pp. 219, 220, 221.</text:span>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0">D</text:p>
          </table:table-cell>
          <table:table-cell table:style-name="Tabela5.C4" office:value-type="string">
            <text:p text:style-name="Table_20_Contents">Apenas as assertivas III e IV estão corretas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grotesque" svg:font-family="geogrotesque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9:33:07.833000000</meta:creation-date>
    <dc:date>2020-03-20T19:33:39.598000000</dc:date>
    <meta:editing-duration>PT32S</meta:editing-duration>
    <meta:editing-cycles>1</meta:editing-cycles>
    <meta:document-statistic meta:table-count="5" meta:image-count="0" meta:object-count="0" meta:page-count="4" meta:paragraph-count="81" meta:word-count="1118" meta:character-count="6671" meta:non-whitespace-character-count="5614"/>
    <meta:generator>LibreOffice/6.2.5.2$Windows_X86_64 LibreOffice_project/1ec314fa52f458adc18c4f025c545a4e8b22c159</meta:generator>
  </office:meta>
</office:document-meta>
</file>